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/>
    </style:style>
  </office:automatic-styles>
  <office:body>
    <office:text>
      <text:p text:style-name="P1"><text:span text:style-name="T1">Meeting</text:span></text:p>
      <text:p text:style-name="P1"><text:span text:style-name="T2">Date:<text:tab/><text:tab/>16 mars</text:span></text:p>
      <text:p text:style-name="P1"><text:span text:style-name="T2">Time:<text:tab/><text:tab/>12:50 - 13:35</text:span></text:p>
      <text:p text:style-name="P1"><text:span text:style-name="T2">Location:<text:tab/>Group room 2516</text:span></text:p>
      <text:p text:style-name="P1"><text:span text:style-name="T2">Leader:<text:tab/><text:tab/>Teodor Ostwald</text:span></text:p>
      <text:p text:style-name="P1"><text:span text:style-name="T2">Attending:<text:tab/>Emil Åhsberg, Markus Otterberg</text:span></text:p>
      <text:p text:style-name="P1"><text:span text:style-name="T3"/></text:p>
      <text:list text:style-name="L2">
        <text:list-item>
          <text:p text:style-name="P2"><text:span text:style-name="T4">Objectives, resolve issues preventing the team to continue</text:span></text:p>
        </text:list-item>
      </text:list>
      <text:p text:style-name="P3"><text:span text:style-name="T5">Need to decide which platform we should develop our game for.</text:span></text:p>
      <text:p text:style-name="P3"><text:span text:style-name="T5">Finish the Domain model.</text:span></text:p>
      <text:p text:style-name="P3"><text:span text:style-name="T5"/></text:p>
      <text:list text:style-name="L4">
        <text:list-item>
          <text:p text:style-name="P4"><text:span text:style-name="T6">Reports from previous meetings</text:span></text:p>
        </text:list-item>
      </text:list>
      <text:p text:style-name="P5"><text:span text:style-name="T7">Rickard is missing as planed...</text:span></text:p>
      <text:p text:style-name="P5"><text:span text:style-name="T7">Markus has instructed Emil in Git who is now comfortable with it. We have also worked on structuring the Domain model. Teodors computer is ordered and on the way.</text:span></text:p>
      <text:p text:style-name="P5"><text:span text:style-name="T7">The RAD document is completed short of a Domain model, however no document about deadlines is available. Emil is (for now) done with the Card class.</text:span></text:p>
      <text:p text:style-name="P5"><text:span text:style-name="T7"/></text:p>
      <text:list text:style-name="L6">
        <text:list-item>
          <text:p text:style-name="P6"><text:span text:style-name="T8">Discussion items</text:span><text:span text:style-name="T9"><text:s/>(how do we do...? What to do...? Why is...?)</text:span><text:span text:style-name="T10"/></text:p>
        </text:list-item>
      </text:list>
      <text:p text:style-name="P7"><text:span text:style-name="T11">Need to agree on which platform we should develop our game for.</text:span></text:p>
      <text:p text:style-name="P7"><text:span text:style-name="T11">Continue establishing git as a well functioning system across the group.</text:span></text:p>
      <text:p text:style-name="P7"><text:span text:style-name="T11"/></text:p>
      <text:list text:style-name="L8">
        <text:list-item>
          <text:p text:style-name="P8"><text:span text:style-name="T12">Outcomes and assingments</text:span><text:span text:style-name="T13"><text:s/>(It's decided that... Leaf should... CK should do...)</text:span></text:p>
        </text:list-item>
      </text:list>
      <text:p text:style-name="P9"><text:span text:style-name="T14">Together structure up the Domain model,<text:s text:c="2"/>so everyone have the same mental image of it.</text:span></text:p>
      <text:p text:style-name="P9"><text:span text:style-name="T14">Markus will teach git to Rickard as soon as he gets back from his current absence.</text:span></text:p>
      <text:p text:style-name="P9"><text:span text:style-name="T14">Markus will look into observer patterns.</text:span></text:p>
      <text:p text:style-name="P9"><text:span text:style-name="T14">Teodor will be very absent during the coming week and will therefore not have a direct assignment.</text:span></text:p>
      <text:p text:style-name="P9"><text:span text:style-name="T14">Emil and Rickard will continue coding what's most important at the moment.</text:span></text:p>
      <text:p text:style-name="P9"><text:span text:style-name="T14"/></text:p>
      <text:list text:style-name="L10">
        <text:list-item>
          <text:p text:style-name="P10"><text:span text:style-name="T15">Other points of discussion</text:span><text:span text:style-name="T16"><text:s/>(ideas, issues from group members)</text:span></text:p>
        </text:list-item>
      </text:list>
      <text:p text:style-name="P11"><text:span text:style-name="T17">none</text:span></text:p>
      <text:p text:style-name="P11"><text:span text:style-name="T17"/></text:p>
      <text:list text:style-name="L12">
        <text:list-item>
          <text:p text:style-name="P12"><text:span text:style-name="T18">Wrap up</text:span><text:span text:style-name="T19"><text:s/>(unsolved... next meeting...)</text:span></text:p>
        </text:list-item>
      </text:list>
      <text:p text:style-name="P13"><text:span text:style-name="T20">Domain model should be completed until next meeting.</text:span></text:p>
      <text:p text:style-name="P13"><text:span text:style-name="T20">Next meeting will be at Monday 15:00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